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2D0E540013573895E9D.png" manifest:media-type="image/png"/>
  <manifest:file-entry manifest:full-path="Pictures/1000020100000500000002D060C19ABA5FD7FEED.png" manifest:media-type="image/png"/>
  <manifest:file-entry manifest:full-path="Pictures/1000020100000500000002D0C620E741E09E4EA7.png" manifest:media-type="image/png"/>
  <manifest:file-entry manifest:full-path="Pictures/1000020100000500000002D0229702A03F5FBFD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gr4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8.528cm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auto-grow-height="true" fo:min-height="12.064cm"/>
    </style:style>
    <style:style style:name="pr4" style:family="presentation" style:parent-style-name="Bubbles-title">
      <style:graphic-properties fo:min-height="1.971cm"/>
    </style:style>
    <style:style style:name="pr5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6" style:family="presentation" style:parent-style-name="Bubbles-title">
      <style:graphic-properties draw:auto-grow-height="true" fo:min-height="10.161cm"/>
    </style:style>
    <style:style style:name="pr7" style:family="presentation" style:parent-style-name="Bubbles-subtitle" style:list-style-name="L1">
      <style:graphic-properties draw:fill-color="#ffffff" draw:textarea-horizontal-align="left" draw:textarea-vertical-align="top" draw:auto-grow-height="true" fo:min-height="9.786cm"/>
    </style:style>
    <style:style style:name="pr8" style:family="presentation" style:parent-style-name="Bubbles-subtitle" style:list-style-name="L1">
      <style:graphic-properties draw:fill-color="#ffffff" draw:textarea-horizontal-align="left" draw:textarea-vertical-align="top" draw:auto-grow-height="true" fo:min-height="9.786cm"/>
    </style:style>
    <style:style style:name="pr9" style:family="presentation" style:parent-style-name="Bubbles-subtitle" style:list-style-name="L1">
      <style:graphic-properties draw:fill-color="#ffffff" draw:textarea-horizontal-align="left" draw:textarea-vertical-align="top" draw:auto-grow-height="true" fo:min-height="10.591cm"/>
    </style:style>
    <style:style style:name="pr10" style:family="presentation" style:parent-style-name="Bubbles-subtitle" style:list-style-name="L1">
      <style:graphic-properties draw:fill-color="#ffffff" draw:textarea-horizontal-align="left" draw:textarea-vertical-align="top" draw:auto-grow-height="true" fo:min-height="10.51cm"/>
    </style:style>
    <style:style style:name="pr11" style:family="presentation" style:parent-style-name="Bubbles-subtitle" style:list-style-name="L1">
      <style:graphic-properties draw:fill-color="#ffffff" draw:textarea-horizontal-align="left" draw:textarea-vertical-align="top" draw:auto-grow-height="true" fo:min-height="9.786cm"/>
    </style:style>
    <style:style style:name="pr12" style:family="presentation" style:parent-style-name="Bubbles-subtitle" style:list-style-name="L1">
      <style:graphic-properties draw:fill-color="#ffffff" draw:textarea-horizontal-align="left" draw:textarea-vertical-align="top" draw:auto-grow-height="true" fo:min-height="10.515cm"/>
    </style:style>
    <style:style style:name="pr13" style:family="presentation" style:parent-style-name="Bubbles-subtitle" style:list-style-name="L1">
      <style:graphic-properties draw:fill-color="#ffffff" draw:textarea-horizontal-align="left" draw:textarea-vertical-align="top" draw:auto-grow-height="true" fo:min-height="9.786cm"/>
    </style:style>
    <style:style style:name="pr14" style:family="presentation" style:parent-style-name="Bubbles-subtitle" style:list-style-name="L1">
      <style:graphic-properties draw:fill-color="#ffffff" draw:textarea-horizontal-align="left" draw:textarea-vertical-align="top" draw:auto-grow-height="true" fo:min-height="9.786cm"/>
    </style:style>
    <style:style style:name="pr15" style:family="presentation" style:parent-style-name="Bubbles-subtitle" style:list-style-name="L1">
      <style:graphic-properties draw:fill-color="#ffffff" draw:textarea-horizontal-align="left" draw:textarea-vertical-align="top" draw:auto-grow-height="true" fo:min-height="9.786cm"/>
    </style:style>
    <style:style style:name="pr16" style:family="presentation" style:parent-style-name="Bubbles-subtitle" style:list-style-name="L1">
      <style:graphic-properties draw:fill-color="#ffffff" draw:textarea-horizontal-align="left" draw:textarea-vertical-align="top" draw:auto-grow-height="true" fo:min-height="9.786cm"/>
    </style:style>
    <style:style style:name="pr17" style:family="presentation" style:parent-style-name="Bubbles-subtitle" style:list-style-name="L1">
      <style:graphic-properties draw:fill-color="#ffffff" draw:textarea-horizontal-align="left" draw:textarea-vertical-align="top" draw:auto-grow-height="true" fo:min-height="9.786cm"/>
    </style:style>
    <style:style style:name="pr18" style:family="presentation" style:parent-style-name="Bubbles-subtitle" style:list-style-name="L1">
      <style:graphic-properties draw:fill-color="#ffffff" draw:textarea-horizontal-align="left" draw:textarea-vertical-align="top" draw:auto-grow-height="true" fo:min-height="9.786cm"/>
    </style:style>
    <style:style style:name="pr19" style:family="presentation" style:parent-style-name="Bubbles-subtitle" style:list-style-name="L1">
      <style:graphic-properties draw:fill-color="#ffffff" draw:textarea-horizontal-align="left" draw:textarea-vertical-align="top" draw:auto-grow-height="true" fo:min-height="9.786cm"/>
    </style:style>
    <style:style style:name="pr20" style:family="presentation" style:parent-style-name="Bubbles-subtitle" style:list-style-name="L1">
      <style:graphic-properties draw:fill-color="#ffffff" draw:textarea-horizontal-align="left" draw:textarea-vertical-align="top" draw:auto-grow-height="true" fo:min-height="9.786cm"/>
    </style:style>
    <style:style style:name="pr21" style:family="presentation" style:parent-style-name="Bubbles-subtitle" style:list-style-name="L1">
      <style:graphic-properties draw:fill-color="#ffffff" draw:textarea-horizontal-align="left" draw:textarea-vertical-align="top" draw:auto-grow-height="true" fo:min-height="9.786cm"/>
    </style:style>
    <style:style style:name="pr22" style:family="presentation" style:parent-style-name="Bubbles-subtitle" style:list-style-name="L1">
      <style:graphic-properties draw:fill-color="#ffffff" draw:textarea-horizontal-align="left" draw:textarea-vertical-align="top" draw:auto-grow-height="true" fo:min-height="9.786cm"/>
    </style:style>
    <style:style style:name="pr23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1" style:family="paragraph">
      <style:text-properties fo:color="#333333" style:font-name="Ferrum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99ffff" style:font-name="Ferrum" fo:font-size="32pt" fo:background-color="transparent" style:font-size-asian="40pt" style:font-size-complex="40pt"/>
    </style:style>
    <style:style style:name="P8" style:family="paragraph">
      <style:text-properties fo:color="#99ffff" style:font-name="Ferrum" fo:font-size="32pt" fo:background-color="transparent" style:font-size-asian="40pt" style:font-size-complex="4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paragraph-properties fo:text-align="start"/>
      <style:text-properties style:font-name="Ubuntu3" fo:font-size="21pt" fo:font-weight="normal" style:font-size-asian="28pt" style:font-weight-asian="normal" style:font-size-complex="28pt" style:font-weight-complex="normal"/>
    </style:style>
    <style:style style:name="P11" style:family="paragraph">
      <style:paragraph-properties fo:text-align="end"/>
    </style:style>
    <style:style style:name="P12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13" style:family="paragraph">
      <loext:graphic-properties draw:fill="none" draw:fill-color="#ffffff"/>
      <style:paragraph-properties fo:text-align="start"/>
      <style:text-properties fo:font-size="18pt"/>
    </style:style>
    <style:style style:name="P14" style:family="paragraph">
      <loext:graphic-properties draw:fill="none" draw:fill-color="#ffffff"/>
      <style:paragraph-properties fo:text-align="center"/>
      <style:text-properties fo:font-size="18pt"/>
    </style:style>
    <style:style style:name="P15" style:family="paragraph">
      <style:paragraph-properties fo:text-align="start"/>
      <style:text-properties fo:font-style="normal" style:font-style-asian="normal" style:font-style-complex="normal"/>
    </style:style>
    <style:style style:name="P16" style:family="paragraph">
      <loext:graphic-properties draw:fill-color="#ffffff"/>
      <style:paragraph-properties fo:text-align="start"/>
      <style:text-properties style:font-name="Ubuntu3" fo:font-size="21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" style:family="text">
      <style:text-properties fo:color="#333333" style:font-name="Ferrum" fo:font-size="80pt" style:font-size-asian="80pt" style:font-size-complex="80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36pt" fo:font-weight="normal" style:font-size-asian="36pt" style:font-weight-asian="normal" style:font-size-complex="36pt" style:font-weight-complex="normal"/>
    </style:style>
    <style:style style:name="T4" style:family="text">
      <style:text-properties fo:color="#99ffff" style:font-name="Ferrum" fo:font-size="48pt" fo:background-color="transparent" style:font-size-asian="66pt" style:font-size-complex="66pt"/>
    </style:style>
    <style:style style:name="T5" style:family="text">
      <style:text-properties style:font-name="Ubuntu3" fo:font-size="54pt" style:font-size-asian="54pt" style:font-size-complex="54pt"/>
    </style:style>
    <style:style style:name="T6" style:family="text">
      <style:text-properties style:font-name="Ubuntu3" fo:font-size="36pt" style:font-size-asian="36pt" style:font-size-complex="36pt"/>
    </style:style>
    <style:style style:name="T7" style:family="text">
      <style:text-properties fo:color="#333333" style:font-name="Ferrum" fo:font-size="88pt" style:font-size-asian="88pt" style:font-size-complex="88pt"/>
    </style:style>
    <style:style style:name="T8" style:family="text">
      <style:text-properties style:text-position="0% 100%" style:font-name="Ubuntu3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10" style:family="text">
      <style:text-properties fo:font-size="1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text-position="0% 100%" style:font-name="Ubuntu3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style:text-position="0% 100%" style:font-name="Ubuntu3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4" style:family="text">
      <style:text-properties fo:color="#009900" style:text-position="0% 100%" style:font-name="Ubuntu3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color="#0000cc" style:text-position="0% 100%" style:font-name="Ubuntu3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style:text-position="0% 100%" style:font-name="Ubuntu3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style:text-position="0% 100%" style:font-name="Ubuntu3" fo:font-size="24pt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8" style:family="text">
      <style:text-properties style:text-position="0% 100%" style:font-name="Ubuntu3" fo:font-size="24pt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style:text-position="33% 58%" style:font-name="Ubuntu3" fo:font-size="24pt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6pt" fo:font-weight="bold" style:font-size-asian="16pt" style:font-weight-asian="bold" style:font-size-complex="16pt" style:font-weight-complex="bold"/>
    </style:style>
    <style:style style:name="T22" style:family="text">
      <style:text-properties style:text-position="0% 100%" style:font-name="Ubuntu3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3" style:family="text">
      <style:text-properties fo:color="#009900" style:text-position="0% 100%" style:font-name="Ubuntu3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4" style:family="text">
      <style:text-properties fo:color="#0000cc" style:text-position="0% 100%" style:font-name="Ubuntu3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5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6" style:family="text">
      <style:text-properties style:text-position="0% 100%" style:font-name="Ubuntu3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7" style:family="text">
      <style:text-properties style:text-position="0% 100%" style:font-name="Ubuntu3" fo:font-size="24pt" style:text-underline-style="none" style:font-size-asian="24pt" style:font-size-complex="24pt"/>
    </style:style>
    <style:style style:name="T28" style:family="text">
      <style:text-properties style:text-position="33% 58%" style:font-name="Ubuntu3" fo:font-size="24pt" style:text-underline-style="none" style:font-size-asian="24pt" style:font-size-complex="24pt"/>
    </style:style>
    <style:style style:name="T29" style:family="text">
      <style:text-properties style:text-position="0% 100%" style:font-name="Ubuntu3" fo:font-size="24pt" style:text-underline-style="none" fo:font-weight="bold" style:font-size-asian="24pt" style:font-weight-asian="bold" style:font-size-complex="24pt" style:font-weight-complex="bold"/>
    </style:style>
    <style:style style:name="T30" style:family="text">
      <style:text-properties style:text-position="0% 100%" style:font-name="Ubuntu3" fo:font-size="26pt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31" style:family="text">
      <style:text-properties style:text-position="0% 100%" style:font-name="Ubuntu3" fo:font-size="26pt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32" style:family="text">
      <style:text-properties style:text-position="0% 100%" style:font-name="Ubuntu3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33" style:family="text">
      <style:text-properties style:text-position="0% 100%" style:font-name="Ubuntu3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4" style:family="text">
      <style:text-properties fo:color="#6600cc" style:text-position="0% 100%" style:font-name="Ubuntu3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5" style:family="text">
      <style:text-properties style:text-position="0% 100%" style:font-name="Ubuntu3" fo:font-size="26pt" fo:font-style="normal" style:text-underline-style="none" style:font-size-asian="26pt" style:font-style-asian="normal" style:font-size-complex="26pt" style:font-style-complex="normal"/>
    </style:style>
    <style:style style:name="T36" style:family="text">
      <style:text-properties fo:color="#6600cc" style:text-position="0% 100%" style:font-name="Ubuntu3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7" style:family="text">
      <style:text-properties style:font-name="Ubuntu3" fo:font-size="40pt" fo:font-weight="normal" style:font-size-asian="40pt" style:font-weight-asian="normal" style:font-size-complex="4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Introduction to</text:span><text:span text:style-name="T1"><text:line-break/></text:span><text:span text:style-name="T1">Probability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Rachel J. Morris, last updated </text:span><text:span text:style-name="T2"><text:date style:data-style-name="D5" text:date-value="2018-02-19">Feb 19, 2018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6.203cm" svg:height="12.064cm" svg:x="1.114cm" svg:y="2.975cm">
          <draw:text-box>
            <text:p text:style-name="P2"><text:span text:style-name="T3">Building on top of Chapter 5, we </text:span><text:span text:style-name="T3">will be calculating the </text:span><text:span text:style-name="T3">probability of some event(s) </text:span><text:span text:style-name="T3">here in Chapter 6. </text:span><text:span text:style-name="T3">Combinatorics will be used to </text:span><text:span text:style-name="T3">figure out the size of our sample </text:span><text:span text:style-name="T3">spaces and event spaces.</text:span></text:p>
            <text:p text:style-name="P2"><text:span text:style-name="T3"/></text:p>
            <text:p text:style-name="P2"><text:span text:style-name="T3">In this chapter, we need to go </text:span><text:span text:style-name="T3">over terms.</text:span></text:p>
          </draw:text-box>
        </draw:frame>
        <draw:frame presentation:style-name="pr4" draw:text-style-name="P7" draw:layer="layout" svg:width="22.292cm" svg:height="1.971cm" svg:x="3.284cm" svg:y="0.226cm" presentation:class="title" presentation:user-transformed="true">
          <draw:text-box>
            <text:p text:style-name="P6"><text:span text:style-name="T4">Abo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1.448cm" svg:y="0.151cm" presentation:class="title" presentation:user-transformed="true">
          <draw:text-box>
            <text:p><text:span text:style-name="T4">Topics</text:span></text:p>
          </draw:text-box>
        </draw:frame>
        <draw:frame presentation:style-name="pr5" draw:text-style-name="P5" draw:layer="layout" svg:width="26.017cm" svg:height="11.793cm" svg:x="1.263cm" svg:y="3.087cm">
          <draw:text-box>
            <text:p text:style-name="P2"><text:span text:style-name="T5">1. Terminology</text:span></text:p>
            <text:p text:style-name="P2"><text:span text:style-name="T6"/></text:p>
            <text:p text:style-name="P2"><text:span text:style-name="T5">2. Example Problem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7">Terminolog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Terminology</text:span></text:p>
          </draw:text-box>
        </draw:frame>
        <draw:frame presentation:style-name="pr7" draw:text-style-name="P10" draw:layer="layout" svg:width="19.791cm" svg:height="9.786cm" svg:x="1.264cm" svg:y="3.088cm">
          <draw:text-box>
            <text:p text:style-name="P2"><text:span text:style-name="T8">When we are figuring out the probability of </text:span><text:span text:style-name="T8">something occurring, we need two pieces of </text:span><text:span text:style-name="T8">information:</text:span><text:span text:style-name="T8"><text:line-break/></text:span><text:span text:style-name="T8"/></text:p>
            <text:list text:style-name="L2">
              <text:list-item>
                <text:p text:style-name="P2"><text:span text:style-name="T8"><text:s/></text:span><text:span text:style-name="T8">The amount of ways that event can occur, and</text:span><text:span text:style-name="T8"><text:line-break/></text:span><text:span text:style-name="T8"/></text:p>
              </text:list-item>
              <text:list-item>
                <text:p text:style-name="P2"><text:span text:style-name="T8"><text:s/></text:span><text:span text:style-name="T8">The total amount of ways, without restrictions.</text:span></text:p>
              </text:list-item>
            </text:list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9">(</text:span><text:span text:style-name="T9"><text:page-number>&lt;number&gt;</text:page-number></text:span><text:span text:style-name="T9">/</text:span><text:span text:style-name="T9"><text:page-count>22</text:page-count></text:span><text:span text:style-name="T9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0">Notes</text:span></text:p>
            <text:p text:style-name="P2"><text:span text:style-name="T11"/></text:p>
            <text:p text:style-name="P2"><text:span text:style-name="T11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Terminology</text:span></text:p>
          </draw:text-box>
        </draw:frame>
        <draw:frame presentation:style-name="pr8" draw:text-style-name="P10" draw:layer="layout" svg:width="19.791cm" svg:height="9.786cm" svg:x="1.264cm" svg:y="3.088cm">
          <draw:text-box>
            <text:p text:style-name="P2"><text:span text:style-name="T12">Let’s say we’re flipping a coin three times. The </text:span><text:span text:style-name="T12">total ways we can flip a coin three times without </text:span><text:span text:style-name="T12">restriction is 8.</text:span></text:p>
            <text:p text:style-name="P2"><text:span text:style-name="T12"/></text:p>
            <text:p text:style-name="P2"><text:span text:style-name="T12">The sample set – or, writing out all ways this can </text:span><text:span text:style-name="T12">occur – is the set S:</text:span></text:p>
            <text:p text:style-name="P2"><text:span text:style-name="T12"/></text:p>
            <text:p text:style-name="P6"><text:span text:style-name="T13">S = { </text:span><text:span text:style-name="T14">HHH</text:span><text:span text:style-name="T13">, </text:span><text:span text:style-name="T14">HH</text:span><text:span text:style-name="T15">T</text:span><text:span text:style-name="T13">, </text:span><text:span text:style-name="T14">H</text:span><text:span text:style-name="T15">T</text:span><text:span text:style-name="T14">H</text:span><text:span text:style-name="T13">, </text:span><text:span text:style-name="T14">H</text:span><text:span text:style-name="T15">TT</text:span><text:span text:style-name="T13">, </text:span><text:span text:style-name="T15">T</text:span><text:span text:style-name="T14">HH</text:span><text:span text:style-name="T13">, </text:span><text:span text:style-name="T15">T</text:span><text:span text:style-name="T14">H</text:span><text:span text:style-name="T15">T</text:span><text:span text:style-name="T13">, </text:span><text:span text:style-name="T15">TT</text:span><text:span text:style-name="T14">H</text:span><text:span text:style-name="T13">, </text:span><text:span text:style-name="T15">TTT</text:span><text:span text:style-name="T13"> }</text:span></text:p>
            <text:p text:style-name="P2"><text:span text:style-name="T12"/></text:p>
            <text:p text:style-name="P2"><text:span text:style-name="T12"/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9">(</text:span><text:span text:style-name="T9"><text:page-number>&lt;number&gt;</text:page-number></text:span><text:span text:style-name="T9">/</text:span><text:span text:style-name="T9"><text:page-count>22</text:page-count></text:span><text:span text:style-name="T9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0">Notes</text:span></text:p>
            <text:p text:style-name="P2"><text:span text:style-name="T11"/></text:p>
            <text:p text:style-name="P2"><text:span text:style-name="T11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Terminology</text:span></text:p>
          </draw:text-box>
        </draw:frame>
        <draw:frame presentation:style-name="pr9" draw:text-style-name="P10" draw:layer="layout" svg:width="19.791cm" svg:height="10.591cm" svg:x="1.264cm" svg:y="3.088cm">
          <draw:text-box>
            <text:p text:style-name="P2"><text:span text:style-name="T12">Let’s say we’re flipping a coin three times. The </text:span><text:span text:style-name="T12">total ways we can flip a coin three times without </text:span><text:span text:style-name="T12">restriction is 8.</text:span></text:p>
            <text:p text:style-name="P2"><text:span text:style-name="T12"/></text:p>
            <text:p text:style-name="P6"><text:span text:style-name="T13">S = { </text:span><text:span text:style-name="T14">HHH</text:span><text:span text:style-name="T13">, </text:span><text:span text:style-name="T14">HH</text:span><text:span text:style-name="T15">T</text:span><text:span text:style-name="T13">, </text:span><text:span text:style-name="T14">H</text:span><text:span text:style-name="T15">T</text:span><text:span text:style-name="T14">H</text:span><text:span text:style-name="T13">, </text:span><text:span text:style-name="T14">H</text:span><text:span text:style-name="T15">TT</text:span><text:span text:style-name="T13">, </text:span><text:span text:style-name="T15">T</text:span><text:span text:style-name="T14">HH</text:span><text:span text:style-name="T13">, </text:span><text:span text:style-name="T15">T</text:span><text:span text:style-name="T14">H</text:span><text:span text:style-name="T15">T</text:span><text:span text:style-name="T13">, </text:span><text:span text:style-name="T15">TT</text:span><text:span text:style-name="T14">H</text:span><text:span text:style-name="T13">, </text:span><text:span text:style-name="T15">TTT</text:span><text:span text:style-name="T13"> }</text:span></text:p>
            <text:p text:style-name="P6"><text:span text:style-name="T13"/></text:p>
            <text:p text:style-name="P2"><text:span text:style-name="T16">For our probability computations, we don’t need </text:span><text:span text:style-name="T16">the set S to be written out, we only need the </text:span><text:span text:style-name="T16">amount of elements in the set – written as </text:span><text:span text:style-name="T17">n(S)</text:span><text:span text:style-name="T16">.</text:span></text:p>
            <text:p text:style-name="P2"><text:span text:style-name="T16"/></text:p>
            <text:p text:style-name="P6"><text:span text:style-name="T17">n(S) = 8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9">(</text:span><text:span text:style-name="T9"><text:page-number>&lt;number&gt;</text:page-number></text:span><text:span text:style-name="T9">/</text:span><text:span text:style-name="T9"><text:page-count>22</text:page-count></text:span><text:span text:style-name="T9">)</text:span></text:p>
          </draw:text-box>
        </draw:frame>
        <draw:frame draw:style-name="gr4" draw:text-style-name="P14" draw:layer="layout" svg:width="5.744cm" svg:height="8.778cm" svg:x="21.858cm" svg:y="2.404cm">
          <draw:text-box>
            <text:p text:style-name="P6"><text:span text:style-name="T10">Notes</text:span></text:p>
            <text:p text:style-name="P2"><text:span text:style-name="T11"/></text:p>
            <text:p text:style-name="P2"><text:span text:style-name="T11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Terminology</text:span></text:p>
          </draw:text-box>
        </draw:frame>
        <draw:frame presentation:style-name="pr10" draw:text-style-name="P10" draw:layer="layout" svg:width="19.791cm" svg:height="10.51cm" svg:x="1.264cm" svg:y="3.088cm">
          <draw:text-box>
            <text:p text:style-name="P2"><text:span text:style-name="T12">Let’s say we’re flipping a coin three times. The </text:span><text:span text:style-name="T12">total ways we can flip a coin three times without </text:span><text:span text:style-name="T12">restriction is 8.</text:span></text:p>
            <text:p text:style-name="P2"><text:span text:style-name="T12"/></text:p>
            <text:p text:style-name="P6"><text:span text:style-name="T13">S = { </text:span><text:span text:style-name="T14">HHH</text:span><text:span text:style-name="T13">, </text:span><text:span text:style-name="T14">HH</text:span><text:span text:style-name="T15">T</text:span><text:span text:style-name="T13">, </text:span><text:span text:style-name="T14">H</text:span><text:span text:style-name="T15">T</text:span><text:span text:style-name="T14">H</text:span><text:span text:style-name="T13">, </text:span><text:span text:style-name="T14">H</text:span><text:span text:style-name="T15">TT</text:span><text:span text:style-name="T13">, </text:span><text:span text:style-name="T15">T</text:span><text:span text:style-name="T14">HH</text:span><text:span text:style-name="T13">, </text:span><text:span text:style-name="T15">T</text:span><text:span text:style-name="T14">H</text:span><text:span text:style-name="T15">T</text:span><text:span text:style-name="T13">, </text:span><text:span text:style-name="T15">TT</text:span><text:span text:style-name="T14">H</text:span><text:span text:style-name="T13">, </text:span><text:span text:style-name="T15">TTT</text:span><text:span text:style-name="T13"> }</text:span></text:p>
            <text:p text:style-name="P2"><text:span text:style-name="T12"/></text:p>
            <text:p text:style-name="P2"><text:span text:style-name="T12">We can also recognize that this is an </text:span><text:span text:style-name="T18">ordered list</text:span><text:span text:style-name="T16">, </text:span><text:span text:style-name="T16">where each coin toss has 2 outcomes (n = 2) and </text:span><text:span text:style-name="T16">we are flipping the coin 3 times (r = 3).</text:span></text:p>
            <text:p text:style-name="P2"><text:span text:style-name="T16"/></text:p>
            <text:p text:style-name="P6"><text:span text:style-name="T17">n(S) = 2</text:span><text:span text:style-name="T19">3</text:span><text:span text:style-name="T17"> = 8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9">(</text:span><text:span text:style-name="T9"><text:page-number>&lt;number&gt;</text:page-number></text:span><text:span text:style-name="T9">/</text:span><text:span text:style-name="T9"><text:page-count>22</text:page-count></text:span><text:span text:style-name="T9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0">Notes</text:span></text:p>
            <text:p text:style-name="P6"><text:span text:style-name="T20"/></text:p>
            <text:p text:style-name="P6"><text:span text:style-name="T21">n(S)</text:span><text:span text:style-name="T20"> is the amount</text:span><text:span text:style-name="T20"><text:line-break/></text:span><text:span text:style-name="T20">of total outcomes</text:span><text:span text:style-name="T20"><text:line-break/></text:span><text:span text:style-name="T20">(the sample space)</text:span></text:p>
            <text:p text:style-name="P2"><text:span text:style-name="T11"/></text:p>
            <text:p text:style-name="P2"><text:span text:style-name="T11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Terminology</text:span></text:p>
          </draw:text-box>
        </draw:frame>
        <draw:frame presentation:style-name="pr11" draw:text-style-name="P10" draw:layer="layout" svg:width="19.791cm" svg:height="9.786cm" svg:x="1.264cm" svg:y="3.088cm">
          <draw:text-box>
            <text:p text:style-name="P2"><text:span text:style-name="T13">S = { </text:span><text:span text:style-name="T14">HHH</text:span><text:span text:style-name="T13">, </text:span><text:span text:style-name="T14">HH</text:span><text:span text:style-name="T15">T</text:span><text:span text:style-name="T13">, </text:span><text:span text:style-name="T14">H</text:span><text:span text:style-name="T15">T</text:span><text:span text:style-name="T14">H</text:span><text:span text:style-name="T13">, </text:span><text:span text:style-name="T14">H</text:span><text:span text:style-name="T15">TT</text:span><text:span text:style-name="T13">, </text:span><text:span text:style-name="T15">T</text:span><text:span text:style-name="T14">HH</text:span><text:span text:style-name="T13">, </text:span><text:span text:style-name="T15">T</text:span><text:span text:style-name="T14">H</text:span><text:span text:style-name="T15">T</text:span><text:span text:style-name="T13">, </text:span><text:span text:style-name="T15">TT</text:span><text:span text:style-name="T14">H</text:span><text:span text:style-name="T13">, </text:span><text:span text:style-name="T15">TTT</text:span><text:span text:style-name="T13"> }</text:span></text:p>
            <text:p text:style-name="P2"><text:span text:style-name="T16"/></text:p>
            <text:p text:style-name="P2"><text:span text:style-name="T16">We will also have some experiment </text:span><text:span text:style-name="T17">E</text:span><text:span text:style-name="T16">. For </text:span><text:span text:style-name="T16">example, let’s say we want to find the </text:span><text:span text:style-name="T16">probability that we get exactly one Tails after </text:span><text:span text:style-name="T16">flipping a coin 3 times.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9">(</text:span><text:span text:style-name="T9"><text:page-number>&lt;number&gt;</text:page-number></text:span><text:span text:style-name="T9">/</text:span><text:span text:style-name="T9"><text:page-count>22</text:page-count></text:span><text:span text:style-name="T9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0">Notes</text:span></text:p>
            <text:p text:style-name="P6"><text:span text:style-name="T20"/></text:p>
            <text:p text:style-name="P6"><text:span text:style-name="T21">n(S)</text:span><text:span text:style-name="T20"> is the amount</text:span><text:span text:style-name="T20"><text:line-break/></text:span><text:span text:style-name="T20">of total outcomes</text:span><text:span text:style-name="T20"><text:line-break/></text:span><text:span text:style-name="T20">(the sample space)</text:span></text:p>
            <text:p text:style-name="P2"><text:span text:style-name="T11"/></text:p>
            <text:p text:style-name="P2"><text:span text:style-name="T11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Terminology</text:span></text:p>
          </draw:text-box>
        </draw:frame>
        <draw:frame presentation:style-name="pr12" draw:text-style-name="P10" draw:layer="layout" svg:width="19.791cm" svg:height="10.515cm" svg:x="1.264cm" svg:y="3.088cm">
          <draw:text-box>
            <text:p text:style-name="P2"><text:span text:style-name="T13">S = { </text:span><text:span text:style-name="T14">HHH</text:span><text:span text:style-name="T13">, </text:span><text:span text:style-name="T14">HH</text:span><text:span text:style-name="T15">T</text:span><text:span text:style-name="T13">, </text:span><text:span text:style-name="T14">H</text:span><text:span text:style-name="T15">T</text:span><text:span text:style-name="T14">H</text:span><text:span text:style-name="T13">, </text:span><text:span text:style-name="T14">H</text:span><text:span text:style-name="T15">TT</text:span><text:span text:style-name="T13">, </text:span><text:span text:style-name="T15">T</text:span><text:span text:style-name="T14">HH</text:span><text:span text:style-name="T13">, </text:span><text:span text:style-name="T15">T</text:span><text:span text:style-name="T14">H</text:span><text:span text:style-name="T15">T</text:span><text:span text:style-name="T13">, </text:span><text:span text:style-name="T15">TT</text:span><text:span text:style-name="T14">H</text:span><text:span text:style-name="T13">, </text:span><text:span text:style-name="T15">TTT</text:span><text:span text:style-name="T13"> }</text:span></text:p>
            <text:p text:style-name="P2"><text:span text:style-name="T16"/></text:p>
            <text:p text:style-name="P2"><text:span text:style-name="T16">We will also have some experiment </text:span><text:span text:style-name="T17">E</text:span><text:span text:style-name="T16">. For </text:span><text:span text:style-name="T16">example, let’s say we want to find the </text:span><text:span text:style-name="T16">probability that we get exactly one Tails after </text:span><text:span text:style-name="T16">flipping a coin 3 times.</text:span></text:p>
            <text:p text:style-name="P2"><text:span text:style-name="T16"/></text:p>
            <text:p text:style-name="P2"><text:span text:style-name="T22">The event space is all the outcomes where this is true.</text:span></text:p>
            <text:p text:style-name="P2"><text:span text:style-name="T16"/></text:p>
            <text:p text:style-name="P6"><text:span text:style-name="T16">E = { </text:span><text:span text:style-name="T23">HH</text:span><text:span text:style-name="T24">T</text:span><text:span text:style-name="T16">, </text:span><text:span text:style-name="T23">H</text:span><text:span text:style-name="T24">T</text:span><text:span text:style-name="T23">H</text:span><text:span text:style-name="T16">, </text:span><text:span text:style-name="T24">T</text:span><text:span text:style-name="T23">HH</text:span><text:span text:style-name="T16"> }</text:span></text:p>
            <text:p text:style-name="P6"><text:span text:style-name="T16"/></text:p>
            <text:p text:style-name="P2"><text:span text:style-name="T16">And the amount of outcomes, </text:span><text:span text:style-name="T17">n(E)</text:span><text:span text:style-name="T16">, is 3.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9">(</text:span><text:span text:style-name="T9"><text:page-number>&lt;number&gt;</text:page-number></text:span><text:span text:style-name="T9">/</text:span><text:span text:style-name="T9"><text:page-count>22</text:page-count></text:span><text:span text:style-name="T9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0">Notes</text:span></text:p>
            <text:p text:style-name="P6"><text:span text:style-name="T20"/></text:p>
            <text:p text:style-name="P6"><text:span text:style-name="T21">n(S)</text:span><text:span text:style-name="T20"> is the amount</text:span><text:span text:style-name="T20"><text:line-break/></text:span><text:span text:style-name="T20">of total outcomes</text:span><text:span text:style-name="T20"><text:line-break/></text:span><text:span text:style-name="T20">(the sample space)</text:span></text:p>
            <text:p text:style-name="P6"><text:span text:style-name="T20"/></text:p>
            <text:p text:style-name="P6"><text:span text:style-name="T25">n(E)</text:span><text:span text:style-name="T20"> is the amount of outcomes that meet the event E</text:span></text:p>
            <text:p text:style-name="P2"><text:span text:style-name="T11"/></text:p>
            <text:p text:style-name="P2"><text:span text:style-name="T11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Terminology</text:span></text:p>
          </draw:text-box>
        </draw:frame>
        <draw:frame presentation:style-name="pr13" draw:text-style-name="P10" draw:layer="layout" svg:width="19.791cm" svg:height="9.786cm" svg:x="1.264cm" svg:y="3.088cm">
          <draw:text-box>
            <text:p text:style-name="P2"><text:span text:style-name="T13">S = { </text:span><text:span text:style-name="T14">HHH</text:span><text:span text:style-name="T13">, </text:span><text:span text:style-name="T14">HH</text:span><text:span text:style-name="T15">T</text:span><text:span text:style-name="T13">, </text:span><text:span text:style-name="T14">H</text:span><text:span text:style-name="T15">T</text:span><text:span text:style-name="T14">H</text:span><text:span text:style-name="T13">, </text:span><text:span text:style-name="T14">H</text:span><text:span text:style-name="T15">TT</text:span><text:span text:style-name="T13">, </text:span><text:span text:style-name="T15">T</text:span><text:span text:style-name="T14">HH</text:span><text:span text:style-name="T13">, </text:span><text:span text:style-name="T15">T</text:span><text:span text:style-name="T14">H</text:span><text:span text:style-name="T15">T</text:span><text:span text:style-name="T13">, </text:span><text:span text:style-name="T15">TT</text:span><text:span text:style-name="T14">H</text:span><text:span text:style-name="T13">, </text:span><text:span text:style-name="T15">TTT</text:span><text:span text:style-name="T13"> }</text:span></text:p>
            <text:p text:style-name="P2"><text:span text:style-name="T26"/></text:p>
            <text:p text:style-name="P6"><text:span text:style-name="T26">E = { </text:span><text:span text:style-name="T23">HH</text:span><text:span text:style-name="T24">T</text:span><text:span text:style-name="T26">, </text:span><text:span text:style-name="T23">H</text:span><text:span text:style-name="T24">T</text:span><text:span text:style-name="T23">H</text:span><text:span text:style-name="T26">, </text:span><text:span text:style-name="T24">T</text:span><text:span text:style-name="T23">HH</text:span><text:span text:style-name="T26"> }</text:span></text:p>
            <text:p text:style-name="P6"><text:span text:style-name="T16"/></text:p>
            <text:p text:style-name="P2"><text:span text:style-name="T27">We can also find this with our combinatorics:</text:span></text:p>
            <text:p text:style-name="P2"><text:span text:style-name="T27"/></text:p>
            <text:p text:style-name="P2"><text:span text:style-name="T27">Selecting a place for the 1 T first: C(3,1)</text:span></text:p>
            <text:p text:style-name="P2"><text:span text:style-name="T27">Then selecting the other Heads: 1</text:span><text:span text:style-name="T28">2</text:span></text:p>
            <text:p text:style-name="P6"><text:span text:style-name="T17"/></text:p>
            <text:p text:style-name="P6"><text:span text:style-name="T17">n(E)</text:span><text:span text:style-name="T29"> = 3 * 1 = <text:s/>3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9">(</text:span><text:span text:style-name="T9"><text:page-number>&lt;number&gt;</text:page-number></text:span><text:span text:style-name="T9">/</text:span><text:span text:style-name="T9"><text:page-count>22</text:page-count></text:span><text:span text:style-name="T9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0">Notes</text:span></text:p>
            <text:p text:style-name="P6"><text:span text:style-name="T20"/></text:p>
            <text:p text:style-name="P6"><text:span text:style-name="T21">n(S)</text:span><text:span text:style-name="T20"> is the amount</text:span><text:span text:style-name="T20"><text:line-break/></text:span><text:span text:style-name="T20">of total outcomes</text:span><text:span text:style-name="T20"><text:line-break/></text:span><text:span text:style-name="T20">(the sample space)</text:span></text:p>
            <text:p text:style-name="P6"><text:span text:style-name="T20"/></text:p>
            <text:p text:style-name="P6"><text:span text:style-name="T25">n(E)</text:span><text:span text:style-name="T20"> is the amount of outcomes that meet the event E</text:span></text:p>
            <text:p text:style-name="P2"><text:span text:style-name="T11"/></text:p>
            <text:p text:style-name="P2"><text:span text:style-name="T11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Terminology</text:span></text:p>
          </draw:text-box>
        </draw:frame>
        <draw:frame presentation:style-name="pr14" draw:text-style-name="P10" draw:layer="layout" svg:width="19.791cm" svg:height="9.786cm" svg:x="1.264cm" svg:y="3.088cm">
          <draw:text-box>
            <text:p text:style-name="P2"><text:span text:style-name="T26">With the size of the sample space, </text:span><text:span text:style-name="T30">n(S)</text:span><text:span text:style-name="T26">, and </text:span><text:span text:style-name="T26">the size of the event space, </text:span><text:span text:style-name="T30">n(E)</text:span><text:span text:style-name="T26">, we can find </text:span><text:span text:style-name="T26">the probability with:</text:span></text:p>
            <text:p text:style-name="P2"><text:span text:style-name="T26"/></text:p>
            <text:p text:style-name="P6"><text:span text:style-name="T31">Prob(E) = n(E) / n(S)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9">(</text:span><text:span text:style-name="T9"><text:page-number>&lt;number&gt;</text:page-number></text:span><text:span text:style-name="T9">/</text:span><text:span text:style-name="T9"><text:page-count>22</text:page-count></text:span><text:span text:style-name="T9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0">Notes</text:span></text:p>
            <text:p text:style-name="P6"><text:span text:style-name="T20"/></text:p>
            <text:p text:style-name="P6"><text:span text:style-name="T21">n(S)</text:span><text:span text:style-name="T20"> is the amount</text:span><text:span text:style-name="T20"><text:line-break/></text:span><text:span text:style-name="T20">of total outcomes</text:span><text:span text:style-name="T20"><text:line-break/></text:span><text:span text:style-name="T20">(the sample space)</text:span></text:p>
            <text:p text:style-name="P6"><text:span text:style-name="T20"/></text:p>
            <text:p text:style-name="P6"><text:span text:style-name="T25">n(E)</text:span><text:span text:style-name="T20"> is the amount of outcomes that meet the event E</text:span></text:p>
            <text:p text:style-name="P6"><text:span text:style-name="T20"/></text:p>
            <text:p text:style-name="P6"><text:span text:style-name="T11">Probability of E occurring:</text:span></text:p>
            <text:p text:style-name="P6"><text:span text:style-name="T32">Prob(E) = n(E) / n(S)</text:span></text:p>
            <text:p text:style-name="P2"><text:span text:style-name="T11"/></text:p>
            <text:p text:style-name="P2"><text:span text:style-name="T11"/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7">Example </text:span><text:span text:style-name="T7">Problem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Example Problems</text:span></text:p>
          </draw:text-box>
        </draw:frame>
        <draw:frame presentation:style-name="pr15" draw:text-style-name="P16" draw:layer="layout" svg:width="19.791cm" svg:height="9.786cm" svg:x="1.264cm" svg:y="3.088cm">
          <draw:text-box>
            <text:p text:style-name="P15"><text:span text:style-name="T26">When picking one card out of a deck, find </text:span><text:span text:style-name="T26">the probability that </text:span><text:span text:style-name="T33">the card is an Ace.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9">(</text:span><text:span text:style-name="T9"><text:page-number>&lt;number&gt;</text:page-number></text:span><text:span text:style-name="T9">/</text:span><text:span text:style-name="T9"><text:page-count>22</text:page-count></text:span><text:span text:style-name="T9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0">Notes</text:span></text:p>
            <text:p text:style-name="P6"><text:span text:style-name="T20"/></text:p>
            <text:p text:style-name="P6"><text:span text:style-name="T21">n(S)</text:span><text:span text:style-name="T20"> is the amount</text:span><text:span text:style-name="T20"><text:line-break/></text:span><text:span text:style-name="T20">of total outcomes</text:span><text:span text:style-name="T20"><text:line-break/></text:span><text:span text:style-name="T20">(the sample space)</text:span></text:p>
            <text:p text:style-name="P6"><text:span text:style-name="T20"/></text:p>
            <text:p text:style-name="P6"><text:span text:style-name="T25">n(E)</text:span><text:span text:style-name="T20"> is the amount of outcomes that meet the event E</text:span></text:p>
            <text:p text:style-name="P6"><text:span text:style-name="T20"/></text:p>
            <text:p text:style-name="P6"><text:span text:style-name="T11">Probability of E occurring:</text:span></text:p>
            <text:p text:style-name="P6"><text:span text:style-name="T32">Prob(E) = n(E) / n(S)</text:span></text:p>
            <text:p text:style-name="P2"><text:span text:style-name="T11"/></text:p>
            <text:p text:style-name="P2"><text:span text:style-name="T11"/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Example Problems</text:span></text:p>
          </draw:text-box>
        </draw:frame>
        <draw:frame presentation:style-name="pr16" draw:text-style-name="P16" draw:layer="layout" svg:width="19.791cm" svg:height="9.786cm" svg:x="1.264cm" svg:y="3.088cm">
          <draw:text-box>
            <text:p text:style-name="P15"><text:span text:style-name="T26">When picking one card out of a deck, find </text:span><text:span text:style-name="T26">the probability that </text:span><text:span text:style-name="T33">the card is an Ace.</text:span></text:p>
            <text:p text:style-name="P15"><text:span text:style-name="T33"/></text:p>
            <text:p text:style-name="P15"><text:span text:style-name="T34">n(S) = 52</text:span></text:p>
            <text:p text:style-name="P15"><text:span text:style-name="T34"/></text:p>
            <text:p text:style-name="P15"><text:span text:style-name="T34">n(E) = 4</text:span></text:p>
            <text:p text:style-name="P15"><text:span text:style-name="T34"/></text:p>
            <text:p text:style-name="P15"><text:span text:style-name="T34">Prob(E) = 4/52 = 1/13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9">(</text:span><text:span text:style-name="T9"><text:page-number>&lt;number&gt;</text:page-number></text:span><text:span text:style-name="T9">/</text:span><text:span text:style-name="T9"><text:page-count>22</text:page-count></text:span><text:span text:style-name="T9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0">Notes</text:span></text:p>
            <text:p text:style-name="P6"><text:span text:style-name="T20"/></text:p>
            <text:p text:style-name="P6"><text:span text:style-name="T21">n(S)</text:span><text:span text:style-name="T20"> is the amount</text:span><text:span text:style-name="T20"><text:line-break/></text:span><text:span text:style-name="T20">of total outcomes</text:span><text:span text:style-name="T20"><text:line-break/></text:span><text:span text:style-name="T20">(the sample space)</text:span></text:p>
            <text:p text:style-name="P6"><text:span text:style-name="T20"/></text:p>
            <text:p text:style-name="P6"><text:span text:style-name="T25">n(E)</text:span><text:span text:style-name="T20"> is the amount of outcomes that meet the event E</text:span></text:p>
            <text:p text:style-name="P6"><text:span text:style-name="T20"/></text:p>
            <text:p text:style-name="P6"><text:span text:style-name="T11">Probability of E occurring:</text:span></text:p>
            <text:p text:style-name="P6"><text:span text:style-name="T32">Prob(E) = n(E) / n(S)</text:span></text:p>
            <text:p text:style-name="P2"><text:span text:style-name="T11"/></text:p>
            <text:p text:style-name="P2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Example Problems</text:span></text:p>
          </draw:text-box>
        </draw:frame>
        <draw:frame presentation:style-name="pr17" draw:text-style-name="P16" draw:layer="layout" svg:width="19.791cm" svg:height="9.786cm" svg:x="1.264cm" svg:y="3.088cm">
          <draw:text-box>
            <text:p text:style-name="P15"><text:span text:style-name="T26">When picking one card out of a deck, find </text:span><text:span text:style-name="T26">the probability that </text:span><text:span text:style-name="T33">the card is a red Ace.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9">(</text:span><text:span text:style-name="T9"><text:page-number>&lt;number&gt;</text:page-number></text:span><text:span text:style-name="T9">/</text:span><text:span text:style-name="T9"><text:page-count>22</text:page-count></text:span><text:span text:style-name="T9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0">Notes</text:span></text:p>
            <text:p text:style-name="P6"><text:span text:style-name="T20"/></text:p>
            <text:p text:style-name="P6"><text:span text:style-name="T21">n(S)</text:span><text:span text:style-name="T20"> is the amount</text:span><text:span text:style-name="T20"><text:line-break/></text:span><text:span text:style-name="T20">of total outcomes</text:span><text:span text:style-name="T20"><text:line-break/></text:span><text:span text:style-name="T20">(the sample space)</text:span></text:p>
            <text:p text:style-name="P6"><text:span text:style-name="T20"/></text:p>
            <text:p text:style-name="P6"><text:span text:style-name="T25">n(E)</text:span><text:span text:style-name="T20"> is the amount of outcomes that meet the event E</text:span></text:p>
            <text:p text:style-name="P6"><text:span text:style-name="T20"/></text:p>
            <text:p text:style-name="P6"><text:span text:style-name="T11">Probability of E occurring:</text:span></text:p>
            <text:p text:style-name="P6"><text:span text:style-name="T32">Prob(E) = n(E) / n(S)</text:span></text:p>
            <text:p text:style-name="P2"><text:span text:style-name="T11"/></text:p>
            <text:p text:style-name="P2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Example Problems</text:span></text:p>
          </draw:text-box>
        </draw:frame>
        <draw:frame presentation:style-name="pr18" draw:text-style-name="P16" draw:layer="layout" svg:width="19.791cm" svg:height="9.786cm" svg:x="1.264cm" svg:y="3.088cm">
          <draw:text-box>
            <text:p text:style-name="P15"><text:span text:style-name="T26">When picking one card out of a deck, find </text:span><text:span text:style-name="T26">the probability that </text:span><text:span text:style-name="T33">the card is a red Ace.</text:span></text:p>
            <text:p text:style-name="P15"><text:span text:style-name="T33"/></text:p>
            <text:p text:style-name="P15"><text:span text:style-name="T34">n(S) = 52</text:span></text:p>
            <text:p text:style-name="P15"><text:span text:style-name="T34"/></text:p>
            <text:p text:style-name="P15"><text:span text:style-name="T34">n(E</text:span><text:span text:style-name="T34">) = 2</text:span></text:p>
            <text:p text:style-name="P15"><text:span text:style-name="T34"/></text:p>
            <text:p text:style-name="P15"><text:span text:style-name="T34">Prob(E) = 2/52 = 1/26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9">(</text:span><text:span text:style-name="T9"><text:page-number>&lt;number&gt;</text:page-number></text:span><text:span text:style-name="T9">/</text:span><text:span text:style-name="T9"><text:page-count>22</text:page-count></text:span><text:span text:style-name="T9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0">Notes</text:span></text:p>
            <text:p text:style-name="P6"><text:span text:style-name="T20"/></text:p>
            <text:p text:style-name="P6"><text:span text:style-name="T21">n(S)</text:span><text:span text:style-name="T20"> is the amount</text:span><text:span text:style-name="T20"><text:line-break/></text:span><text:span text:style-name="T20">of total outcomes</text:span><text:span text:style-name="T20"><text:line-break/></text:span><text:span text:style-name="T20">(the sample space)</text:span></text:p>
            <text:p text:style-name="P6"><text:span text:style-name="T20"/></text:p>
            <text:p text:style-name="P6"><text:span text:style-name="T25">n(E)</text:span><text:span text:style-name="T20"> is the amount of outcomes that meet the event E</text:span></text:p>
            <text:p text:style-name="P6"><text:span text:style-name="T20"/></text:p>
            <text:p text:style-name="P6"><text:span text:style-name="T11">Probability of E occurring:</text:span></text:p>
            <text:p text:style-name="P6"><text:span text:style-name="T32">Prob(E) = n(E) / n(S)</text:span></text:p>
            <text:p text:style-name="P2"><text:span text:style-name="T11"/></text:p>
            <text:p text:style-name="P2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Example Problems</text:span></text:p>
          </draw:text-box>
        </draw:frame>
        <draw:frame presentation:style-name="pr19" draw:text-style-name="P16" draw:layer="layout" svg:width="19.791cm" svg:height="9.786cm" svg:x="1.264cm" svg:y="3.088cm">
          <draw:text-box>
            <text:p text:style-name="P15"><text:span text:style-name="T35">When rolling two dice – one is red and one is </text:span><text:span text:style-name="T35">green – find the probability that </text:span><text:span text:style-name="T35"><text:line-break/></text:span><text:span text:style-name="T33">the dice sum to 2.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9">(</text:span><text:span text:style-name="T9"><text:page-number>&lt;number&gt;</text:page-number></text:span><text:span text:style-name="T9">/</text:span><text:span text:style-name="T9"><text:page-count>22</text:page-count></text:span><text:span text:style-name="T9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0">Notes</text:span></text:p>
            <text:p text:style-name="P6"><text:span text:style-name="T20"/></text:p>
            <text:p text:style-name="P6"><text:span text:style-name="T21">n(S)</text:span><text:span text:style-name="T20"> is the amount</text:span><text:span text:style-name="T20"><text:line-break/></text:span><text:span text:style-name="T20">of total outcomes</text:span><text:span text:style-name="T20"><text:line-break/></text:span><text:span text:style-name="T20">(the sample space)</text:span></text:p>
            <text:p text:style-name="P6"><text:span text:style-name="T20"/></text:p>
            <text:p text:style-name="P6"><text:span text:style-name="T25">n(E)</text:span><text:span text:style-name="T20"> is the amount of outcomes that meet the event E</text:span></text:p>
            <text:p text:style-name="P6"><text:span text:style-name="T20"/></text:p>
            <text:p text:style-name="P6"><text:span text:style-name="T11">Probability of E occurring:</text:span></text:p>
            <text:p text:style-name="P6"><text:span text:style-name="T32">Prob(E) = n(E) / n(S)</text:span></text:p>
            <text:p text:style-name="P2"><text:span text:style-name="T11"/></text:p>
            <text:p text:style-name="P2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Example Problems</text:span></text:p>
          </draw:text-box>
        </draw:frame>
        <draw:frame presentation:style-name="pr20" draw:text-style-name="P16" draw:layer="layout" svg:width="19.791cm" svg:height="9.786cm" svg:x="1.264cm" svg:y="3.088cm">
          <draw:text-box>
            <text:p text:style-name="P15"><text:span text:style-name="T35">When rolling two dice – one is red and one is </text:span><text:span text:style-name="T35">green – find the probability that </text:span><text:span text:style-name="T35"><text:line-break/></text:span><text:span text:style-name="T33">the dice sum to 2.</text:span></text:p>
            <text:p text:style-name="P15"><text:span text:style-name="T33"/></text:p>
            <text:p text:style-name="P15"><text:span text:style-name="T34">n(S) = 36 </text:span><text:span text:style-name="T34"><text:tab/></text:span><text:span text:style-name="T34">(6 x 6)</text:span></text:p>
            <text:p text:style-name="P15"><text:span text:style-name="T34"/></text:p>
            <text:p text:style-name="P15"><text:span text:style-name="T34">n(E</text:span><text:span text:style-name="T34">) = 1</text:span><text:span text:style-name="T34"><text:tab/></text:span><text:span text:style-name="T34"><text:tab/></text:span><text:span text:style-name="T34">(both dice are 1’s)</text:span></text:p>
            <text:p text:style-name="P15"><text:span text:style-name="T34"/></text:p>
            <text:p text:style-name="P15"><text:span text:style-name="T34">Prob(E) = 1/36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9">(</text:span><text:span text:style-name="T9"><text:page-number>&lt;number&gt;</text:page-number></text:span><text:span text:style-name="T9">/</text:span><text:span text:style-name="T9"><text:page-count>22</text:page-count></text:span><text:span text:style-name="T9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0">Notes</text:span></text:p>
            <text:p text:style-name="P6"><text:span text:style-name="T20"/></text:p>
            <text:p text:style-name="P6"><text:span text:style-name="T21">n(S)</text:span><text:span text:style-name="T20"> is the amount</text:span><text:span text:style-name="T20"><text:line-break/></text:span><text:span text:style-name="T20">of total outcomes</text:span><text:span text:style-name="T20"><text:line-break/></text:span><text:span text:style-name="T20">(the sample space)</text:span></text:p>
            <text:p text:style-name="P6"><text:span text:style-name="T20"/></text:p>
            <text:p text:style-name="P6"><text:span text:style-name="T25">n(E)</text:span><text:span text:style-name="T20"> is the amount of outcomes that meet the event E</text:span></text:p>
            <text:p text:style-name="P6"><text:span text:style-name="T20"/></text:p>
            <text:p text:style-name="P6"><text:span text:style-name="T11">Probability of E occurring:</text:span></text:p>
            <text:p text:style-name="P6"><text:span text:style-name="T32">Prob(E) = n(E) / n(S)</text:span></text:p>
            <text:p text:style-name="P2"><text:span text:style-name="T11"/></text:p>
            <text:p text:style-name="P2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Example Problems</text:span></text:p>
          </draw:text-box>
        </draw:frame>
        <draw:frame presentation:style-name="pr21" draw:text-style-name="P16" draw:layer="layout" svg:width="19.791cm" svg:height="9.786cm" svg:x="1.264cm" svg:y="3.088cm">
          <draw:text-box>
            <text:p text:style-name="P15"><text:span text:style-name="T35">When rolling two dice – one is red and one is </text:span><text:span text:style-name="T35">green – find the probability that </text:span><text:span text:style-name="T35"><text:line-break/></text:span><text:span text:style-name="T33">you get exactly one 5.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9">(</text:span><text:span text:style-name="T9"><text:page-number>&lt;number&gt;</text:page-number></text:span><text:span text:style-name="T9">/</text:span><text:span text:style-name="T9"><text:page-count>22</text:page-count></text:span><text:span text:style-name="T9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0">Notes</text:span></text:p>
            <text:p text:style-name="P6"><text:span text:style-name="T20"/></text:p>
            <text:p text:style-name="P6"><text:span text:style-name="T21">n(S)</text:span><text:span text:style-name="T20"> is the amount</text:span><text:span text:style-name="T20"><text:line-break/></text:span><text:span text:style-name="T20">of total outcomes</text:span><text:span text:style-name="T20"><text:line-break/></text:span><text:span text:style-name="T20">(the sample space)</text:span></text:p>
            <text:p text:style-name="P6"><text:span text:style-name="T20"/></text:p>
            <text:p text:style-name="P6"><text:span text:style-name="T25">n(E)</text:span><text:span text:style-name="T20"> is the amount of outcomes that meet the event E</text:span></text:p>
            <text:p text:style-name="P6"><text:span text:style-name="T20"/></text:p>
            <text:p text:style-name="P6"><text:span text:style-name="T11">Probability of E occurring:</text:span></text:p>
            <text:p text:style-name="P6"><text:span text:style-name="T32">Prob(E) = n(E) / n(S)</text:span></text:p>
            <text:p text:style-name="P2"><text:span text:style-name="T11"/></text:p>
            <text:p text:style-name="P2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Example Problems</text:span></text:p>
          </draw:text-box>
        </draw:frame>
        <draw:frame presentation:style-name="pr22" draw:text-style-name="P16" draw:layer="layout" svg:width="19.791cm" svg:height="12.035cm" svg:x="1.264cm" svg:y="3.088cm">
          <draw:text-box>
            <text:p text:style-name="P15"><text:span text:style-name="T35">When rolling two dice – one is red and one is </text:span><text:span text:style-name="T35">green – find the probability that </text:span><text:span text:style-name="T35"><text:line-break/></text:span><text:span text:style-name="T33">you get exactly one 5.</text:span></text:p>
            <text:p text:style-name="P15"><text:span text:style-name="T33"/></text:p>
            <text:p text:style-name="P15"><text:span text:style-name="T34">n(S) = 36 </text:span><text:span text:style-name="T34"><text:tab/></text:span><text:span text:style-name="T34">(6 x 6)</text:span></text:p>
            <text:p text:style-name="P15"><text:span text:style-name="T34"/></text:p>
            <text:p text:style-name="P15"><text:span text:style-name="T36">E = { (1,5), (2,5), (3,5), (4,5), (6,5),</text:span></text:p>
            <text:p text:style-name="P15"><text:span text:style-name="T36"><text:tab/></text:span><text:span text:style-name="T36"><text:tab/></text:span><text:span text:style-name="T36">(5,1), (5,2), (5,3), (5,4), (5,6) }</text:span></text:p>
            <text:p text:style-name="P15"><text:span text:style-name="T34"/></text:p>
            <text:p text:style-name="P15"><text:span text:style-name="T34">n(E</text:span><text:span text:style-name="T34">) = 10</text:span></text:p>
            <text:p text:style-name="P15"><text:span text:style-name="T34"/></text:p>
            <text:p text:style-name="P15"><text:span text:style-name="T34">Prob(E) = 10/36 = 5/18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9">(</text:span><text:span text:style-name="T9"><text:page-number>&lt;number&gt;</text:page-number></text:span><text:span text:style-name="T9">/</text:span><text:span text:style-name="T9"><text:page-count>22</text:page-count></text:span><text:span text:style-name="T9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0">Notes</text:span></text:p>
            <text:p text:style-name="P6"><text:span text:style-name="T20"/></text:p>
            <text:p text:style-name="P6"><text:span text:style-name="T21">n(S)</text:span><text:span text:style-name="T20"> is the amount</text:span><text:span text:style-name="T20"><text:line-break/></text:span><text:span text:style-name="T20">of total outcomes</text:span><text:span text:style-name="T20"><text:line-break/></text:span><text:span text:style-name="T20">(the sample space)</text:span></text:p>
            <text:p text:style-name="P6"><text:span text:style-name="T20"/></text:p>
            <text:p text:style-name="P6"><text:span text:style-name="T25">n(E)</text:span><text:span text:style-name="T20"> is the amount of outcomes that meet the event E</text:span></text:p>
            <text:p text:style-name="P6"><text:span text:style-name="T20"/></text:p>
            <text:p text:style-name="P6"><text:span text:style-name="T11">Probability of E occurring:</text:span></text:p>
            <text:p text:style-name="P6"><text:span text:style-name="T32">Prob(E) = n(E) / n(S)</text:span></text:p>
            <text:p text:style-name="P2"><text:span text:style-name="T11"/></text:p>
            <text:p text:style-name="P2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1.448cm" svg:y="0.151cm" presentation:class="title" presentation:user-transformed="true">
          <draw:text-box>
            <text:p text:style-name="P2"><text:span text:style-name="T4">C</text:span><text:span text:style-name="T4">o</text:span><text:span text:style-name="T4">nc</text:span><text:span text:style-name="T4">lu</text:span><text:span text:style-name="T4">si</text:span><text:span text:style-name="T4">o</text:span><text:span text:style-name="T4">n</text:span></text:p>
          </draw:text-box>
        </draw:frame>
        <draw:frame presentation:style-name="pr23" draw:text-style-name="P5" draw:layer="layout" svg:width="25.599cm" svg:height="11.793cm" svg:x="1.263cm" svg:y="3.087cm">
          <draw:text-box>
            <text:p text:style-name="P2"><text:span text:style-name="T37">This is </text:span><text:span text:style-name="T37">just the </text:span><text:span text:style-name="T37">basics </text:span><text:span text:style-name="T37">of </text:span><text:span text:style-name="T37">probabi</text:span><text:span text:style-name="T37">lity. In </text:span><text:span text:style-name="T37">6.2 we </text:span><text:span text:style-name="T37">will </text:span><text:span text:style-name="T37">apply </text:span><text:span text:style-name="T37">the </text:span><text:span text:style-name="T37">Rule of </text:span><text:span text:style-name="T37">Sums </text:span><text:span text:style-name="T37">and the </text:span><text:span text:style-name="T37">Rule of </text:span><text:span text:style-name="T37">Product</text:span><text:span text:style-name="T37">s that </text:span><text:span text:style-name="T37">we </text:span><text:span text:style-name="T37">learned </text:span><text:span text:style-name="T37">for </text:span><text:span text:style-name="T37">Combin</text:span><text:span text:style-name="T37">atorics, </text:span><text:span text:style-name="T37">but use </text:span><text:span text:style-name="T37">it with </text:span><text:span text:style-name="T37">Probabi</text:span><text:span text:style-name="T37">lit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7" draw:display-name="Bitmap 7" xlink:href="Pictures/1000020100000500000002D0229702A03F5FBFD6.png" xlink:type="simple" xlink:show="embed" xlink:actuate="onLoad"/>
    <draw:fill-image draw:name="Bitmap_20_8" draw:display-name="Bitmap 8" xlink:href="Pictures/1000020100000500000002D0C620E741E09E4EA7.png" xlink:type="simple" xlink:show="embed" xlink:actuate="onLoad"/>
    <draw:fill-image draw:name="Bitmap_20_9" draw:display-name="Bitmap 9" xlink:href="Pictures/1000020100000500000002D060C19ABA5FD7FEED.png" xlink:type="simple" xlink:show="embed" xlink:actuate="onLoad"/>
    <draw:fill-image draw:name="background" xlink:href="Pictures/1000020100000500000002D0E540013573895E9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office:forms form:automatic-focus="false" form:apply-design-mode="false"/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8-02-19T22:24:16.565845377</dc:date>
    <meta:editing-duration>P1DT12H20M26S</meta:editing-duration>
    <meta:editing-cycles>1714</meta:editing-cycles>
    <meta:generator>LibreOffice/5.1.4.2$Linux_X86_64 LibreOffice_project/10m0$Build-2</meta:generator>
    <meta:document-statistic meta:object-count="139"/>
  </office:meta>
</office:document-meta>
</file>